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Rents_m²/CZK</text:p>
          </table:table-cell>
        </table:table-row>
        <table:table-row table:style-name="ro1">
          <table:table-cell office:value-type="string" calcext:value-type="string">
            <text:p>Čakovic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aha 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aha 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raha 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Řeporyj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raha 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Praha 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Praha 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uchdol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Ďáblice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raha 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Šeberov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Újezd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Libuš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Březiněves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raha 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Praha 1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olní Chabry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Petrovice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olní Počernic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řední Kopanin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Královice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unratice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Slivenec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Vinoř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Křeslic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Troj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aha 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raha 1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Koloděj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edvězí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chkov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Nebušic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enic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raha 1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Kolovraty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raha 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Zbraslav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raha 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Praha 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raha 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raha 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Dolní Měcholupy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raha 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raha 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Velká Chuchle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Štěrboholy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ubeč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ysolaj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Satalice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Lipenc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raha 2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Zličí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raha 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raha 2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ěchovic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Klánovice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0:28:18.540218973</meta:creation-date>
    <dc:date>2019-03-07T10:23:17.538501870</dc:date>
    <meta:editing-duration>PT20M8S</meta:editing-duration>
    <meta:editing-cycles>6</meta:editing-cycles>
    <meta:generator>LibreOffice/6.0.7.3$Linux_X86_64 LibreOffice_project/00m0$Build-3</meta:generator>
    <meta:document-statistic meta:table-count="1" meta:cell-count="116" meta:object-count="0"/>
  </office:meta>
</office:document-meta>
</file>